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6a89" officeooo:paragraph-rsid="00136a8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36a89"/>
    </style:style>
    <style:style style:name="T1" style:family="text">
      <style:text-properties officeooo:rsid="00136a89"/>
    </style:style>
    <style:style style:name="T2" style:family="text">
      <style:text-properties officeooo:rsid="001454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2"/>
      <text:p text:style-name="P2"/>
      <text:p text:style-name="P2"/>
      <text:p text:style-name="P1">Toda a sabedoria vem do Senhor Deus, ela sempre esteve com ele.</text:p>
      <text:p text:style-name="P1">Ela existe antes de todos os séculos. </text:p>
      <text:p text:style-name="P1">Quem pode contar os grãos de areia do mar, as gotas de chuva, os dias do tempo?</text:p>
      <text:p text:style-name="P1">Quem pode medir a altura do céu, a extensão da terra, a profundidade do abismo?</text:p>
      <text:p text:style-name="P1">Quem pode penetrar a sabedoria divina, anterior a tudo?</text:p>
      <text:p text:style-name="P1">A sabedoria foi criada antes de todas as coisas, a inteligência prudente existe antes dos séculos!</text:p>
      <text:p text:style-name="P1">O Verbo de Deus nos céus é fonte de sabedoria, seus caminhos são os mandamentos eternos.</text:p>
      <text:p text:style-name="P1"/>
      <text:p text:style-name="P3"><text:span text:style-name="T1">Eclesiástico, 1 - Bíblia </text:span><text:span text:style-name="T2">Ave Mari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5:57:47.066143922</meta:creation-date>
    <dc:date>2021-04-06T16:06:27.782324327</dc:date>
    <meta:editing-duration>PT8M43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8" meta:word-count="98" meta:character-count="534" meta:non-whitespace-character-count="443"/>
  </office:meta>
</office:document-meta>
</file>